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none" fo:min-height="0.361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9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2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0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bitmap" draw:fill-image-name="Bitmap_5f_1" style:repeat="stretch" draw:fill-image-ref-point="top-left"/>
    </style:style>
    <style:style style:name="P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8" style:family="paragraph">
      <loext:graphic-properties draw:fill="bitmap" draw:fill-image-name="Bitmap_5f_2" style:repeat="stretch" draw:fill-image-ref-point="top-left"/>
    </style:style>
    <style:style style:name="P9" style:family="paragraph">
      <style:paragraph-properties fo:text-align="start"/>
      <style:text-properties fo:font-size="10.5pt" style:font-size-asian="10.5pt" style:font-size-complex="10.5pt"/>
    </style:style>
    <style:style style:name="P10" style:family="paragraph">
      <loext:graphic-properties draw:fill="bitmap" draw:fill-image-name="Bitmap_5f_3" style:repeat="stretch" draw:fill-image-ref-point="top-left"/>
    </style:style>
    <style:style style:name="P11" style:family="paragraph">
      <loext:graphic-properties draw:fill="bitmap" draw:fill-image-name="Bitmap_5f_4" style:repeat="stretch" draw:fill-image-ref-point="top-left"/>
    </style:style>
    <style:style style:name="P1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="bitmap" draw:fill-image-name="Bitmap_5f_5" style:repeat="stretch" draw:fill-image-ref-point="top-left"/>
    </style:style>
    <style:style style:name="P14" style:family="paragraph">
      <loext:graphic-properties draw:fill="bitmap" draw:fill-image-name="Bitmap_5f_6" style:repeat="stretch" draw:fill-image-ref-point="top-left"/>
    </style:style>
    <style:style style:name="P15" style:family="paragraph">
      <loext:graphic-properties draw:fill="bitmap" draw:fill-image-name="Bitmap_5f_7" style:repeat="stretch" draw:fill-image-ref-point="top-left"/>
    </style:style>
    <style:style style:name="P16" style:family="paragraph">
      <loext:graphic-properties draw:fill="bitmap" draw:fill-image-name="Bitmap_5f_8" style:repeat="stretch" draw:fill-image-ref-point="top-lef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bitmap" draw:fill-image-name="Bitmap_5f_9" style:repeat="stretch" draw:fill-image-ref-point="top-left"/>
    </style:style>
    <style:style style:name="P19" style:family="paragraph">
      <loext:graphic-properties draw:fill="bitmap" draw:fill-image-name="Bitmap_5f_10" style:repeat="stretch" draw:fill-image-ref-point="top-left"/>
    </style:style>
    <style:style style:name="P20" style:family="paragraph">
      <loext:graphic-properties draw:fill="bitmap" draw:fill-image-name="Bitmap_5f_11" style:repeat="stretch" draw:fill-image-ref-point="top-left"/>
    </style:style>
    <style:style style:name="P21" style:family="paragraph">
      <loext:graphic-properties draw:fill="bitmap" draw:fill-image-name="Bitmap_5f_12" style:repeat="stretch" draw:fill-image-ref-point="top-left"/>
    </style:style>
    <style:style style:name="P22" style:family="paragraph">
      <loext:graphic-properties draw:fill="bitmap" draw:fill-image-name="Bitmap_5f_13" style:repeat="stretch" draw:fill-image-ref-point="top-left"/>
    </style:style>
    <style:style style:name="P23" style:family="paragraph">
      <loext:graphic-properties draw:fill="bitmap" draw:fill-image-name="Bitmap_5f_14" style:repeat="stretch" draw:fill-image-ref-point="top-left"/>
    </style:style>
    <style:style style:name="P24" style:family="paragraph">
      <loext:graphic-properties draw:fill="bitmap" draw:fill-image-name="Bitmap_5f_15" style:repeat="stretch" draw:fill-image-ref-point="top-left"/>
    </style:style>
    <style:style style:name="P25" style:family="paragraph">
      <loext:graphic-properties draw:fill="bitmap" draw:fill-image-name="Bitmap_5f_16" style:repeat="stretch" draw:fill-image-ref-point="top-left"/>
    </style:style>
    <style:style style:name="P26" style:family="paragraph">
      <loext:graphic-properties draw:fill="bitmap" draw:fill-image-name="Bitmap_5f_17" style:repeat="stretch" draw:fill-image-ref-point="top-left"/>
    </style:style>
    <style:style style:name="P27" style:family="paragraph">
      <loext:graphic-properties draw:fill="bitmap" draw:fill-image-name="Bitmap_5f_18" style:repeat="stretch" draw:fill-image-ref-point="top-left"/>
    </style:style>
    <style:style style:name="P28" style:family="paragraph">
      <loext:graphic-properties draw:fill="bitmap" draw:fill-image-name="Bitmap_5f_19" style:repeat="stretch" draw:fill-image-ref-point="top-left"/>
    </style:style>
    <style:style style:name="P29" style:family="paragraph">
      <loext:graphic-properties draw:fill="bitmap" draw:fill-image-name="Bitmap_5f_20" style:repeat="stretch" draw:fill-image-ref-point="top-left"/>
    </style:style>
    <style:style style:name="P30" style:family="paragraph">
      <loext:graphic-properties draw:fill="bitmap" draw:fill-image-name="Bitmap_5f_21" style:repeat="stretch" draw:fill-image-ref-point="top-left"/>
    </style:style>
    <style:style style:name="P31" style:family="paragraph">
      <loext:graphic-properties draw:fill="bitmap" draw:fill-image-name="Bitmap_5f_22" style:repeat="stretch" draw:fill-image-ref-point="top-left"/>
    </style:style>
    <style:style style:name="P32" style:family="paragraph">
      <loext:graphic-properties draw:fill="bitmap" draw:fill-image-name="Bitmap_5f_23" style:repeat="stretch" draw:fill-image-ref-point="top-left"/>
    </style:style>
    <style:style style:name="P33" style:family="paragraph">
      <loext:graphic-properties draw:fill="bitmap" draw:fill-image-name="Bitmap_5f_24" style:repeat="stretch" draw:fill-image-ref-point="top-left"/>
    </style:style>
    <style:style style:name="P34" style:family="paragraph">
      <loext:graphic-properties draw:fill="bitmap" draw:fill-image-name="Bitmap_5f_25" style:repeat="stretch" draw:fill-image-ref-point="top-left"/>
    </style:style>
    <style:style style:name="P35" style:family="paragraph">
      <loext:graphic-properties draw:fill="bitmap" draw:fill-image-name="Bitmap_5f_26" style:repeat="stretch" draw:fill-image-ref-point="top-left"/>
    </style:style>
    <style:style style:name="P36" style:family="paragraph">
      <loext:graphic-properties draw:fill="bitmap" draw:fill-image-name="Bitmap_5f_27" style:repeat="stretch" draw:fill-image-ref-point="top-left"/>
    </style:style>
    <style:style style:name="P37" style:family="paragraph">
      <loext:graphic-properties draw:fill="bitmap" draw:fill-image-name="Bitmap_5f_28" style:repeat="stretch" draw:fill-image-ref-point="top-left"/>
    </style:style>
    <style:style style:name="P38" style:family="paragraph">
      <loext:graphic-properties draw:fill="bitmap" draw:fill-image-name="Bitmap_5f_29" style:repeat="stretch" draw:fill-image-ref-point="top-left"/>
    </style:style>
    <style:style style:name="P39" style:family="paragraph">
      <loext:graphic-properties draw:fill="bitmap" draw:fill-image-name="Bitmap_5f_30" style:repeat="stretch" draw:fill-image-ref-point="top-left"/>
    </style:style>
    <style:style style:name="P40" style:family="paragraph">
      <loext:graphic-properties draw:fill="bitmap" draw:fill-image-name="Bitmap_5f_31" style:repeat="stretch" draw:fill-image-ref-point="top-left"/>
    </style:style>
    <style:style style:name="P41" style:family="paragraph">
      <loext:graphic-properties draw:fill="bitmap" draw:fill-image-name="Bitmap_5f_32" style:repeat="stretch" draw:fill-image-ref-point="top-left"/>
    </style:style>
    <style:style style:name="P42" style:family="paragraph">
      <style:paragraph-properties fo:margin-top="0.159cm" fo:margin-bottom="0.494cm" fo:text-align="start"/>
    </style:style>
    <style:style style:name="P43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" fo:font-size="28pt" fo:language="en" fo:country="US" fo:font-weight="bold" style:font-name-asian="Century Gothic" style:font-size-asian="28pt" style:font-weight-asian="bold" style:font-name-complex="Century Gothic" style:font-size-complex="28pt" style:font-weight-complex="bold"/>
    </style:style>
    <style:style style:name="T2" style:family="text">
      <style:text-properties fo:color="#ffffff" loext:opacity="100%" style:font-name="Century Gothic" fo:font-size="28pt" fo:font-weight="bold" style:font-name-asian="Century Gothic" style:font-size-asian="28pt" style:font-weight-asian="bold" style:font-name-complex="Century Gothic" style:font-size-complex="28pt" style:font-weight-complex="bold"/>
    </style:style>
    <style:style style:name="T3" style:family="text">
      <style:text-properties fo:color="#292929" loext:opacity="100%" style:font-name="Constantia1" fo:font-size="10pt" fo:language="en" fo:country="US" fo:font-weight="bold" style:font-name-asian="Constantia1" style:font-size-asian="10pt" style:font-weight-asian="bold" style:font-name-complex="Constantia1" style:font-size-complex="10pt" style:font-weight-complex="bold"/>
    </style:style>
    <style:style style:name="T4" style:family="text">
      <style:text-properties fo:color="#292929" loext:opacity="100%" style:font-name="Constantia1" fo:font-size="10pt" fo:language="en" fo:country="US" style:font-name-asian="Constantia1" style:font-size-asian="10pt" style:font-name-complex="Constantia1" style:font-size-complex="10pt"/>
    </style:style>
    <style:style style:name="T5" style:family="text">
      <style:text-properties fo:color="#ffffff" loext:opacity="100%" style:font-name="Century Gothic" fo:font-size="10.5pt" fo:language="en" fo:country="US" fo:font-weight="bold" style:font-name-asian="Century Gothic" style:font-size-asian="10.5pt" style:font-weight-asian="bold" style:font-name-complex="Century Gothic" style:font-size-complex="10.5pt" style:font-weight-complex="bold"/>
    </style:style>
    <style:style style:name="T6" style:family="text">
      <style:text-properties fo:color="#ffffff" loext:opacity="100%" style:font-name="Century Gothic" fo:font-size="11pt" fo:language="en" fo:country="US" fo:font-weight="bold" style:font-name-asian="Century Gothic" style:font-size-asian="11pt" style:font-weight-asian="bold" style:font-name-complex="Century Gothic" style:font-size-complex="11pt" style:font-weight-complex="bold"/>
    </style:style>
    <style:style style:name="T7" style:family="text">
      <style:text-properties fo:color="#ffffff" loext:opacity="100%" style:font-name="Century Gothic" fo:font-size="8pt" fo:language="en" fo:country="US" style:font-name-asian="Century Gothic" style:font-size-asian="8pt" style:font-name-complex="Century Gothic" style:font-size-complex="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Century Gothic" fo:font-size="11pt" fo:language="en" fo:country="US" fo:font-style="normal" fo:text-shadow="none" style:text-underline-style="none" fo:font-weight="bold" style:letter-kerning="true" style:font-name-asian="Century Gothic" style:font-size-asian="11pt" style:font-style-asian="normal" style:font-weight-asian="bold" style:font-name-complex="Century Gothic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Century Gothic" fo:font-size="24pt" fo:language="en" fo:country="US" fo:font-weight="bold" style:font-name-asian="Century Gothic" style:font-size-asian="24pt" style:font-weight-asian="bold" style:font-name-complex="Century Gothic" style:font-size-complex="24pt" style:font-weight-complex="bold"/>
    </style:style>
    <style:style style:name="T10" style:family="text">
      <style:text-properties fo:color="#ffffff" loext:opacity="100%" style:font-name="Century Gothic" fo:font-size="20pt" fo:language="en" fo:country="US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1" style:family="text">
      <style:text-properties fo:color="#ffffff" loext:opacity="100%" style:font-name="Century Gothic" fo:font-size="9pt" fo:language="en" fo:country="US" fo:font-weight="bold" style:font-name-asian="Century Gothic" style:font-size-asian="9pt" style:font-weight-asian="bold" style:font-name-complex="Century Gothic" style:font-size-complex="9pt" style:font-weight-complex="bold"/>
    </style:style>
    <style:style style:name="T12" style:family="text">
      <style:text-properties fo:color="#ffffff" loext:opacity="100%" style:font-name="Century Gothic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T13" style:family="text">
      <style:text-properties fo:color="#ffffff" loext:opacity="100%" style:font-name="Century Gothic" fo:font-size="8pt" fo:language="en" fo:country="US" fo:font-weight="bold" style:font-name-asian="Century Gothic" style:font-size-asian="8pt" style:font-weight-asian="bold" style:font-name-complex="Century Gothic" style:font-size-complex="8pt" style:font-weight-complex="bold"/>
    </style:style>
    <style:style style:name="T14" style:family="text">
      <style:text-properties fo:color="#ffffff" loext:opacity="100%" style:font-name="Century Gothic" fo:font-size="10pt" fo:language="en" fo:country="US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5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" style:font-size-asian="10pt" style:font-name-complex="Century Gothic" style:font-size-complex="10pt"/>
    </style:style>
    <style:style style:name="T16" style:family="text">
      <style:text-properties fo:color="#ffffff" loext:opacity="100%" style:font-name="Century Gothic" fo:font-size="10pt" fo:language="en" fo:country="US" style:font-name-asian="Century Gothic" style:font-size-asian="10pt" style:font-name-complex="Century Gothic" style:font-size-complex="10pt"/>
    </style:style>
    <style:style style:name="T17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name-asian="Century Gothic" style:font-size-asian="10pt" style:font-weight-asian="normal" style:font-name-complex="Century Gothic" style:font-size-complex="10pt" style:font-weight-complex="normal"/>
    </style:style>
    <style:style style:name="T18" style:family="text">
      <style:text-properties fo:color="#ffffff" loext:opacity="100%" style:font-name="Century Gothic" fo:font-size="10pt" fo:language="en" fo:country="US" style:text-underline-style="none" fo:font-weight="bold" style:text-underline-mode="continuous" style:text-overline-mode="continuous" style:text-line-through-mode="continuous" style:font-name-asian="Century Gothic" style:font-size-asian="10pt" style:font-weight-asian="bold" style:font-name-complex="Century Gothic" style:font-size-complex="10pt" style:font-weight-complex="bold"/>
    </style:style>
    <style:style style:name="T19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entury Gothic" style:font-size-asian="10pt" style:font-weight-asian="bold" style:font-name-complex="Century Gothic" style:font-size-complex="10pt" style:font-weight-complex="bold"/>
    </style:style>
    <style:style style:name="T20" style:family="text">
      <style:text-properties fo:color="#ffffff" loext:opacity="100%" style:font-name="Century Gothic" fo:font-size="11pt" fo:language="en" fo:country="US" style:font-name-asian="Century Gothic" style:font-size-asian="11pt" style:font-name-complex="Century Gothic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polygon draw:style-name="gr5" draw:text-style-name="P6" draw:layer="layout" svg:width="6.486cm" svg:height="6.486cm" svg:x="2.154cm" svg:y="2.88cm" svg:viewBox="0 0 6487 6487" draw:points="0,0 6487,0 6487,6487 0,6487">
          <text:p/>
        </draw:polygon>
        <draw:frame draw:style-name="gr6" draw:text-style-name="P7" draw:layer="layout" svg:width="6.486cm" svg:height="3.266cm" svg:x="2.154cm" svg:y="9.366cm">
          <draw:text-box>
            <text:p text:style-name="P5"><text:span text:style-name="T5">Accountable for the Scrum Team’s effectiveness and establishing Scrum as defined in the Scrum Guide. They are often considered a coach for the team and their environment, helping everyone do the best work they possibly can.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2">Developers</text:span></text:p>
          </draw:text-box>
        </draw:frame>
        <draw:polygon draw:style-name="gr7" draw:text-style-name="P8" draw:layer="layout" svg:width="6.477cm" svg:height="6.477cm" svg:x="12.933cm" svg:y="2.889cm" svg:viewBox="0 0 6478 6478" draw:points="0,0 6478,0 6478,6478 0,6478">
          <text:p/>
        </draw:polygon>
        <draw:frame draw:style-name="gr6" draw:text-style-name="P7" draw:layer="layout" svg:width="6.486cm" svg:height="3.266cm" svg:x="12.924cm" svg:y="9.366cm">
          <draw:text-box>
            <text:p text:style-name="P9"><text:span text:style-name="T5">Accountable for maximizing the value of the product resulting from the work of the Scrum Team. Establishes a vision of what they wish to achieve, communicating it to the Scrum Team and stakeholders.</text:span></text:p>
          </draw:text-box>
        </draw:frame>
        <draw:polygon draw:style-name="gr8" draw:text-style-name="P10" draw:layer="layout" svg:width="6.477cm" svg:height="6.477cm" svg:x="2.164cm" svg:y="16.859cm" svg:viewBox="0 0 6478 6478" draw:points="0,0 6478,0 6478,6478 0,6478">
          <text:p/>
        </draw:polygon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7" draw:layer="layout" svg:width="6.486cm" svg:height="3.266cm" svg:x="2.154cm" svg:y="23.336cm">
          <draw:text-box>
            <text:p text:style-name="P5"><text:span text:style-name="T5">Accountable for creating any aspect of a usable Increment each Sprint. Each developer should contribute in whatever way they can to complete the Sprint Goal of each sprint.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Work closely with key stakeholders across the organization to communicate, define and order the product backlog. </text:span></text:p>
          </draw:text-box>
        </draw:frame>
        <draw:polygon draw:style-name="gr9" draw:text-style-name="P11" draw:layer="layout" svg:width="6.477cm" svg:height="6.477cm" svg:x="12.913cm" svg:y="16.85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2" draw:style-name="dp1" draw:master-page-name="PM1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Decision maker regarding what goals and features the product will hav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Orders the product backlog based on value, effort and other criteria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Does anything possible to help the team perform at their highest level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Removes all impediments to progress, ensures effective <text:s/>meetings and helps resolve conflicts.</text:span></text:p>
          </draw:text-box>
        </draw:frame>
        <draw:polygon draw:style-name="gr11" draw:text-style-name="P13" draw:layer="layout" svg:width="6.477cm" svg:height="6.477cm" svg:x="2.164cm" svg:y="2.889cm" svg:viewBox="0 0 6478 6478" draw:points="0,0 6478,0 6478,6478 0,6478">
          <text:p/>
        </draw:polygon>
        <draw:polygon draw:style-name="gr12" draw:text-style-name="P14" draw:layer="layout" svg:width="6.477cm" svg:height="6.477cm" svg:x="12.913cm" svg:y="2.889cm" svg:viewBox="0 0 6478 6478" draw:points="0,0 6478,0 6478,6478 0,6478">
          <text:p/>
        </draw:polygon>
        <draw:polygon draw:style-name="gr13" draw:text-style-name="P15" draw:layer="layout" svg:width="6.477cm" svg:height="6.477cm" svg:x="2.154cm" svg:y="16.859cm" svg:viewBox="0 0 6478 6478" draw:points="0,0 6478,0 6478,6478 0,6478">
          <text:p/>
        </draw:polygon>
        <draw:polygon draw:style-name="gr14" draw:text-style-name="P16" draw:layer="layout" svg:width="6.477cm" svg:height="6.477cm" svg:x="12.99cm" svg:y="16.85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3" draw:style-name="dp1" draw:master-page-name="PM2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Helps the team to deal with outside distractions, so the team learns to balance focus on the goal they have set with stakeholder management and refinement activities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Responsible for quality and maintainability of chosen solutions, as well as technical side of refinement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17"><text:span text:style-name="T8">Have total authority </text:span><text:span text:style-name="T6">how to turn a Product Backlog Item into a usable increment. This includes which tools and techniques to use, who works on which tasks and how to organize their work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mplement the improvements that result from Sprint Retrospective. </text:span></text:p>
          </draw:text-box>
        </draw:frame>
        <draw:polygon draw:style-name="gr15" draw:text-style-name="P18" draw:layer="layout" svg:width="6.477cm" svg:height="6.477cm" svg:x="2.154cm" svg:y="2.889cm" svg:viewBox="0 0 6478 6478" draw:points="0,0 6478,0 6478,6478 0,6478">
          <text:p/>
        </draw:polygon>
        <draw:polygon draw:style-name="gr16" draw:text-style-name="P19" draw:layer="layout" svg:width="6.477cm" svg:height="6.477cm" svg:x="12.966cm" svg:y="2.889cm" svg:viewBox="0 0 6478 6478" draw:points="0,0 6478,0 6478,6478 0,6478">
          <text:p/>
        </draw:polygon>
        <draw:polygon draw:style-name="gr17" draw:text-style-name="P20" draw:layer="layout" svg:width="6.477cm" svg:height="6.477cm" svg:x="2.154cm" svg:y="16.859cm" svg:viewBox="0 0 6478 6478" draw:points="0,0 6478,0 6478,6478 0,6478">
          <text:p/>
        </draw:polygon>
        <draw:polygon draw:style-name="gr18" draw:text-style-name="P21" draw:layer="layout" svg:width="6.477cm" svg:height="6.477cm" svg:x="12.966cm" svg:y="16.85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4" draw:style-name="dp1" draw:master-page-name="PM3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9">Commitment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12.924cm" svg:y="9.366cm">
          <draw:text-box>
            <text:p text:style-name="P2"><text:span text:style-name="T9">Focus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2.154cm" svg:y="23.336cm">
          <draw:text-box>
            <text:p text:style-name="P2"><text:span text:style-name="T9">Openness </text:span></text:p>
          </draw:text-box>
        </draw:frame>
        <draw:frame draw:style-name="gr19" draw:text-style-name="P3" draw:layer="layout" svg:width="6.486cm" svg:height="3.266cm" svg:x="12.904cm" svg:y="23.336cm">
          <draw:text-box>
            <text:p text:style-name="P2"><text:span text:style-name="T9">Respect </text:span></text:p>
          </draw:text-box>
        </draw:frame>
        <draw:polygon draw:style-name="gr20" draw:text-style-name="P22" draw:layer="layout" svg:width="6.477cm" svg:height="6.477cm" svg:x="2.154cm" svg:y="2.889cm" svg:viewBox="0 0 6478 6478" draw:points="0,0 6478,0 6478,6478 0,6478">
          <text:p/>
        </draw:polygon>
        <draw:polygon draw:style-name="gr21" draw:text-style-name="P23" draw:layer="layout" svg:width="6.477cm" svg:height="6.477cm" svg:x="13.014cm" svg:y="2.889cm" svg:viewBox="0 0 6478 6478" draw:points="0,0 6478,0 6478,6478 0,6478">
          <text:p/>
        </draw:polygon>
        <draw:polygon draw:style-name="gr22" draw:text-style-name="P24" draw:layer="layout" svg:width="6.477cm" svg:height="6.477cm" svg:x="2.154cm" svg:y="16.859cm" svg:viewBox="0 0 6478 6478" draw:points="0,0 6478,0 6478,6478 0,6478">
          <text:p/>
        </draw:polygon>
        <draw:polygon draw:style-name="gr23" draw:text-style-name="P25" draw:layer="layout" svg:width="6.477cm" svg:height="6.477cm" svg:x="12.913cm" svg:y="16.85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5" draw:style-name="dp1" draw:master-page-name="PM4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9">Courage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Willing to create realistic goals and stick to them as a team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Be present in the meetings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Have a clear accountability within the Scrum Team and clear goals within that accountability. </text:span></text:p>
          </draw:text-box>
        </draw:frame>
        <draw:polygon draw:style-name="gr24" draw:text-style-name="P26" draw:layer="layout" svg:width="6.477cm" svg:height="6.477cm" svg:x="2.154cm" svg:y="2.889cm" svg:viewBox="0 0 6478 6478" draw:points="0,0 6478,0 6478,6478 0,6478">
          <text:p/>
        </draw:polygon>
        <draw:polygon draw:style-name="gr25" draw:text-style-name="P27" draw:layer="layout" svg:width="6.477cm" svg:height="6.477cm" svg:x="12.913cm" svg:y="2.889cm" svg:viewBox="0 0 6478 6478" draw:points="0,0 6478,0 6478,6478 0,6478">
          <text:p/>
        </draw:polygon>
        <draw:polygon draw:style-name="gr26" draw:text-style-name="P28" draw:layer="layout" svg:width="6.477cm" svg:height="6.477cm" svg:x="2.154cm" svg:y="16.859cm" svg:viewBox="0 0 6478 6478" draw:points="0,0 6478,0 6478,6478 0,6478">
          <text:p/>
        </draw:polygon>
        <draw:polygon draw:style-name="gr27" draw:text-style-name="P29" draw:layer="layout" svg:width="6.477cm" svg:height="6.477cm" svg:x="12.904cm" svg:y="16.85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6" draw:style-name="dp1" draw:master-page-name="PM5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Few things at a time. One Product Goal, one Sprint Goal.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Be open about the work, the progress, the learning and the problem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To collaborate across disciplines and skills. Sharing feedback and learning from one another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Collaborative flow is created by each Scrum Team member syncing and thereby creating a development rhythm as the project progresses. </text:span></text:p>
          </draw:text-box>
        </draw:frame>
        <draw:polygon draw:style-name="gr28" draw:text-style-name="P30" draw:layer="layout" svg:width="6.477cm" svg:height="6.477cm" svg:x="2.154cm" svg:y="16.859cm" svg:viewBox="0 0 6478 6478" draw:points="0,0 6478,0 6478,6478 0,6478">
          <text:p/>
        </draw:polygon>
        <draw:polygon draw:style-name="gr29" draw:text-style-name="P31" draw:layer="layout" svg:width="6.477cm" svg:height="6.477cm" svg:x="12.913cm" svg:y="16.859cm" svg:viewBox="0 0 6478 6478" draw:points="0,0 6478,0 6478,6478 0,6478">
          <text:p/>
        </draw:polygon>
        <draw:polygon draw:style-name="gr30" draw:text-style-name="P32" draw:layer="layout" svg:width="6.477cm" svg:height="6.477cm" svg:x="2.154cm" svg:y="2.889cm" svg:viewBox="0 0 6478 6478" draw:points="0,0 6478,0 6478,6478 0,6478">
          <text:p/>
        </draw:polygon>
        <draw:polygon draw:style-name="gr31" draw:text-style-name="P33" draw:layer="layout" svg:width="6.477cm" svg:height="6.477cm" svg:x="12.924cm" svg:y="2.88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7" draw:style-name="dp1" draw:master-page-name="PM6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Individuals are shaped by their background and their experiences. It is important to see the added value of diversity when collaborating as a team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Work on tough problems and challenge assumptions inside and outside the team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Not to fear to raise impediments on a daily basis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Adding new features to the Sprint Backlog that do not relate to the current goal.</text:span></text:p>
          </draw:text-box>
        </draw:frame>
        <draw:polygon draw:style-name="gr32" draw:text-style-name="P34" draw:layer="layout" svg:width="6.477cm" svg:height="6.477cm" svg:x="2.154cm" svg:y="16.859cm" svg:viewBox="0 0 6478 6478" draw:points="0,0 6478,0 6478,6478 0,6478">
          <text:p/>
        </draw:polygon>
        <draw:polygon draw:style-name="gr33" draw:text-style-name="P35" draw:layer="layout" svg:width="6.477cm" svg:height="6.477cm" svg:x="12.913cm" svg:y="16.859cm" svg:viewBox="0 0 6478 6478" draw:points="0,0 6478,0 6478,6478 0,6478">
          <text:p/>
        </draw:polygon>
        <draw:polygon draw:style-name="gr34" draw:text-style-name="P36" draw:layer="layout" svg:width="6.477cm" svg:height="6.477cm" svg:x="2.154cm" svg:y="2.889cm" svg:viewBox="0 0 6478 6478" draw:points="0,0 6478,0 6478,6478 0,6478">
          <text:p/>
        </draw:polygon>
        <draw:polygon draw:style-name="gr35" draw:text-style-name="P37" draw:layer="layout" svg:width="6.477cm" svg:height="6.477cm" svg:x="12.933cm" svg:y="2.88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8" draw:style-name="dp1" draw:master-page-name="PM7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Helping other teams (resulting in own team goals not met)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Keep relevant knowledge to yourself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Changing the work of your colleague without communication.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polygon draw:style-name="gr36" draw:text-style-name="P38" draw:layer="layout" svg:width="6.477cm" svg:height="6.477cm" svg:x="2.154cm" svg:y="16.859cm" svg:viewBox="0 0 6478 6478" draw:points="0,0 6478,0 6478,6478 0,6478">
          <text:p/>
        </draw:polygon>
        <draw:polygon draw:style-name="gr37" draw:text-style-name="P39" draw:layer="layout" svg:width="6.477cm" svg:height="6.477cm" svg:x="12.913cm" svg:y="16.859cm" svg:viewBox="0 0 6478 6478" draw:points="0,0 6478,0 6478,6478 0,6478">
          <text:p/>
        </draw:polygon>
        <draw:polygon draw:style-name="gr38" draw:text-style-name="P40" draw:layer="layout" svg:width="6.477cm" svg:height="6.477cm" svg:x="2.154cm" svg:y="2.889cm" svg:viewBox="0 0 6478 6478" draw:points="0,0 6478,0 6478,6478 0,6478">
          <text:p/>
        </draw:polygon>
        <draw:polygon draw:style-name="gr39" draw:text-style-name="P41" draw:layer="layout" svg:width="6.477cm" svg:height="6.477cm" svg:x="12.933cm" svg:y="2.889cm" svg:viewBox="0 0 6478 6478" draw:points="0,0 6478,0 6478,6478 0,6478">
          <text:p/>
        </draw:polygon>
        <draw:frame draw:style-name="gr10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0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9" draw:style-name="dp1" draw:master-page-name="PM8">
        <draw:polygon draw:style-name="gr1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1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0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10">Responsibiliti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40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10">Behaviors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Reworking the code for your </text:span><text:span text:style-name="T6"><text:line-break/></text:span><text:span text:style-name="T6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frame draw:style-name="gr41" draw:text-style-name="P3" draw:layer="layout" svg:width="9.566cm" svg:height="9.454cm" svg:x="0.614cm" svg:y="2.543cm">
          <draw:text-box>
            <text:p text:style-name="P42"><text:span text:style-name="T11">Product Owner</text:span><text:span text:style-name="T7"><text:line-break/></text:span><text:span text:style-name="T7">Card 4 = "Work closely with key stakeholders across the organization to communicate, define and prioritize the product backlog."</text:span><text:span text:style-name="T7"><text:line-break/></text:span><text:span text:style-name="T7">Card 5 = "Decision maker regarding what goals and features the product will have."</text:span><text:span text:style-name="T7"><text:line-break/></text:span><text:span text:style-name="T7">Card 6 = "Orders the Product Backlog based on value, effort and other criteria." </text:span></text:p>
            <text:p text:style-name="P42"><text:span text:style-name="T11">Scrum Master</text:span><text:span text:style-name="T7"><text:line-break/></text:span><text:span text:style-name="T7">Card 7 = "Does anything possible to help the team perform at their highest level."</text:span><text:span text:style-name="T7"><text:line-break/></text:span><text:span text:style-name="T7">Card 8 = "Removes all impediments to progress, facilitates meetings and helps resolve conflicts."</text:span><text:span text:style-name="T7"><text:line-break/></text:span><text:span text:style-name="T7">Card 9 = "Helps the team to deal with outside distractions, so the team learns to balance focus on the goal they have set with stakeholder management and refinement activities."</text:span><text:span text:style-name="T7"><text:line-break/></text:span><text:span text:style-name="T7"><text:line-break/></text:span><text:span text:style-name="T11">Developers</text:span><text:span text:style-name="T7"><text:line-break/></text:span><text:span text:style-name="T7">Card 10 = "Responsible for quality and maintainability of chosen solutions, as well as technical side of refinement."</text:span><text:span text:style-name="T7"><text:line-break/></text:span><text:span text:style-name="T7">Card 11 = "Have total authority how to turn a Product Backlog Item into a usable increment. This includes which tools and techniques to use, who works on which tasks and how to organize their work."</text:span><text:span text:style-name="T7"><text:line-break/></text:span><text:span text:style-name="T7">Card 12 = "Implement the improvements that result from Sprint Retrospective."</text:span><text:span text:style-name="T12"> </text:span></text:p>
          </draw:text-box>
        </draw:frame>
        <draw:frame draw:style-name="gr42" draw:text-style-name="P3" draw:layer="layout" svg:width="9.385cm" svg:height="10.184cm" svg:x="11.42cm" svg:y="2.516cm">
          <draw:text-box>
            <text:p text:style-name="P42"><text:span text:style-name="T11">Commitment</text:span><text:span text:style-name="T13"><text:line-break/></text:span><text:span text:style-name="T7">Card 18 = "Willing to create realistic goals and stick to them as a team."</text:span><text:span text:style-name="T7"><text:line-break/></text:span><text:span text:style-name="T7">Card 19 = "Be present in the meetings." </text:span></text:p>
            <text:p text:style-name="P42"><text:span text:style-name="T11">Focus</text:span><text:span text:style-name="T13"><text:line-break/></text:span><text:span text:style-name="T7">Card 20 = "Have a clear accountability within the Scrum Team and clear goals within that accountability."</text:span><text:span text:style-name="T7"><text:line-break/></text:span><text:span text:style-name="T7">Card 21 = "Few things at a time. One Product Goal, one Sprint Goal."</text:span><text:span text:style-name="T7"><text:line-break/></text:span><text:span text:style-name="T7"><text:line-break/></text:span><text:span text:style-name="T11">Openness</text:span><text:span text:style-name="T7"><text:line-break/></text:span><text:span text:style-name="T7">Card 22 = "Be open about the work, the progress, the learning and the problems."</text:span><text:span text:style-name="T7"><text:line-break/></text:span><text:span text:style-name="T7">Card 23 = "To collaborate across disciplines and skills. Sharing feedback and learning from one another." </text:span></text:p>
            <text:p text:style-name="P42"><text:span text:style-name="T11">Respect</text:span><text:span text:style-name="T7"><text:line-break/></text:span><text:span text:style-name="T7">Card 24 = "Collaborative flow is created by each Scrum Team member syncing and thereby creating a development rhythm as the project progresses."</text:span><text:span text:style-name="T7"><text:line-break/></text:span><text:span text:style-name="T7">Card 25 = "Individuals are shaped by their background and their experiences. It is important to see the added value of diversity when collaborating as a team." </text:span></text:p>
            <text:p text:style-name="P42"><text:span text:style-name="T11">Courage</text:span><text:span text:style-name="T7"><text:line-break/></text:span><text:span text:style-name="T7">Card 26 = "Work on tough problems and challenge assumptions inside and outside the team."</text:span><text:span text:style-name="T7"><text:line-break/></text:span><text:span text:style-name="T7">Card 27 = "No fear to raise impediments on a daily basis."</text:span><text:span text:style-name="T12"> </text:span></text:p>
          </draw:text-box>
        </draw:frame>
        <draw:polygon draw:style-name="gr1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1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0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10">Anti-Patterns</text:span><text:span text:style-name="T2"> </text:span></text:p>
          </draw:text-box>
        </draw:frame>
        <draw:frame draw:style-name="gr40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10">Credentials / References</text:span><text:span text:style-name="T2"> </text:span></text:p>
          </draw:text-box>
        </draw:frame>
        <draw:frame draw:style-name="gr41" draw:text-style-name="P3" draw:layer="layout" svg:width="9.566cm" svg:height="9.454cm" svg:x="0.604cm" svg:y="16.561cm">
          <draw:text-box>
            <text:p text:style-name="P42"><text:span text:style-name="T11">Commitment</text:span><text:span text:style-name="T13"><text:line-break/></text:span><text:span text:style-name="T7">Card 28= "Adding new features to the Sprint Backlog that do not relate to the Sprint Goal." </text:span></text:p>
            <text:p text:style-name="P42"><text:span text:style-name="T11">Focus</text:span><text:span text:style-name="T13"><text:line-break/></text:span><text:span text:style-name="T7">Card 29 = "Helping other teams (resulting in own teams goal not met).”</text:span><text:span text:style-name="T7"><text:line-break/></text:span><text:span text:style-name="T7"><text:line-break/></text:span><text:span text:style-name="T11">Openness</text:span><text:span text:style-name="T7"><text:line-break/></text:span><text:span text:style-name="T7">Card 30 = "Keep relevant knowledge to yourself” </text:span></text:p>
            <text:p text:style-name="P42"><text:span text:style-name="T11">Respect</text:span><text:span text:style-name="T7"><text:line-break/></text:span><text:span text:style-name="T7">Card 31 = "Changing the work of your colleague without communication." </text:span></text:p>
            <text:p text:style-name="P42"><text:span text:style-name="T11">Courage</text:span><text:span text:style-name="T7"><text:line-break/></text:span><text:span text:style-name="T7">Card 32 = "I have always done it that way.”</text:span><text:span text:style-name="T12"> </text:span></text:p>
          </draw:text-box>
        </draw:frame>
        <draw:frame draw:style-name="gr42" draw:text-style-name="P3" draw:layer="layout" svg:width="9.385cm" svg:height="10.184cm" svg:x="11.409cm" svg:y="16.534cm">
          <draw:text-box>
            <text:p text:style-name="P43"><text:span text:style-name="T14">Julio Oliveira</text:span><text:span text:style-name="T14"><text:line-break/></text:span><text:span text:style-name="T15">http://gameagile.com/</text:span><text:span text:style-name="T16"> </text:span></text:p>
            <text:p text:style-name="P43"><text:span text:style-name="T14">Game Icons Project</text:span><text:span text:style-name="T16"><text:line-break/></text:span><text:span text:style-name="T15">http://game-icons.net/</text:span><text:span text:style-name="T16"> </text:span></text:p>
            <text:p text:style-name="P43"><text:span text:style-name="T14">nanDECK Software for Card Games Designers</text:span><text:span text:style-name="T16"><text:line-break/></text:span><text:span text:style-name="T15">http://www.nand.it/nandeck/</text:span><text:span text:style-name="T16"> </text:span></text:p>
            <text:p text:style-name="P43"><text:span text:style-name="T14">Scrum Alliance</text:span><text:span text:style-name="T16"><text:line-break/></text:span><text:span text:style-name="T15">https://www.scrumalliance.org/</text:span><text:span text:style-name="T16"> </text:span></text:p>
            <text:p text:style-name="P43"><text:span text:style-name="T14">Scrum.org</text:span><text:span text:style-name="T16"><text:line-break/></text:span><text:span text:style-name="T15">ttps://www.scrum.org/</text:span><text:span text:style-name="T16"> </text:span></text:p>
            <text:p text:style-name="P43"><text:span text:style-name="T14">Mountain Goat Software</text:span><text:span text:style-name="T16"><text:line-break/></text:span><text:span text:style-name="T15">https://www.mountaingoatsoftware.com/</text:span><text:span text:style-name="T16"> </text:span></text:p>
            <text:p text:style-name="P43"><text:span text:style-name="T14">Peter Buijs</text:span><text:span text:style-name="T14"><text:line-break/></text:span><text:span text:style-name="T15">https://www.linkedin.com/in/pbbuijs/</text:span><text:span text:style-name="T14"> </text:span></text:p>
            <text:p text:style-name="P43"><text:span text:style-name="T14">Dirk Visser</text:span><text:span text:style-name="T14"><text:line-break/></text:span><text:span text:style-name="T17">https://www.linkedin.com/in/dtavisser/</text:span></text:p>
            <text:p text:style-name="P43"><text:span text:style-name="T18">Sjoerd Kranendonk</text:span><text:span text:style-name="T19"><text:line-break/></text:span><text:span text:style-name="T17">https://www.linkedin.com/in/sjoerdkranendonk/</text:span><text:span text:style-name="T14"> </text:span></text:p>
            <text:p text:style-name="P5"><text:span text:style-name="T20"><text:line-break/></text:span><text:span text:style-name="T20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071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27T22:11:09.026015797</dc:date>
    <meta:creation-date>2017-08-11T11:20:29Z</meta:creation-date>
    <meta:generator>LibreOffice/7.3.4.2$MacOSX_AARCH64 LibreOffice_project/728fec16bd5f605073805c3c9e7c4212a0120dc5</meta:generator>
    <meta:editing-duration>PT4H31M12S</meta:editing-duration>
    <meta:editing-cycles>18</meta:editing-cycles>
    <meta:document-statistic meta:object-count="201"/>
  </office:meta>
</office:document-meta>
</file>